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9" table:default-cell-style-name="Default"/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88" calcext:value-type="float">
            <text:p>88</text:p>
          </table:table-cell>
          <table:table-cell office:value-type="float" office:value="93" calcext:value-type="float">
            <text:p>9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97" calcext:value-type="float">
            <text:p>97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94" calcext:value-type="float">
            <text:p>94</text:p>
          </table:table-cell>
          <table:table-cell office:value-type="float" office:value="87" calcext:value-type="float">
            <text:p>87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71" calcext:value-type="float">
            <text:p>7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82" calcext:value-type="float">
            <text:p>82</text:p>
          </table:table-cell>
          <table:table-cell office:value-type="float" office:value="88" calcext:value-type="float">
            <text:p>88</text:p>
          </table:table-cell>
          <table:table-cell office:value-type="float" office:value="98" calcext:value-type="float">
            <text:p>98</text:p>
          </table:table-cell>
          <table:table-cell office:value-type="float" office:value="78" calcext:value-type="float">
            <text:p>78</text:p>
          </table:table-cell>
          <table:table-cell office:value-type="float" office:value="3" calcext:value-type="float">
            <text:p>3</text:p>
          </table:table-cell>
          <table:table-cell office:value-type="float" office:value="98" calcext:value-type="float">
            <text:p>9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98" calcext:value-type="float">
            <text:p>98</text:p>
          </table:table-cell>
          <table:table-cell office:value-type="float" office:value="68" calcext:value-type="float">
            <text:p>68</text:p>
          </table:table-cell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office:value-type="float" office:value="98" calcext:value-type="float">
            <text:p>98</text:p>
          </table:table-cell>
          <table:table-cell office:value-type="float" office:value="90" calcext:value-type="float">
            <text:p>90</text:p>
          </table:table-cell>
          <table:table-cell office:value-type="float" office:value="83" calcext:value-type="float">
            <text:p>83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80" calcext:value-type="float">
            <text:p>8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96" calcext:value-type="float">
            <text:p>96</text:p>
          </table:table-cell>
          <table:table-cell office:value-type="float" office:value="91" calcext:value-type="float">
            <text:p>91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92" calcext:value-type="float">
            <text:p>92</text:p>
          </table:table-cell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81" calcext:value-type="float">
            <text:p>8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91" calcext:value-type="float">
            <text:p>91</text:p>
          </table:table-cell>
          <table:table-cell office:value-type="float" office:value="97" calcext:value-type="float">
            <text:p>9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88" calcext:value-type="float">
            <text:p>88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82" calcext:value-type="float">
            <text:p>82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96" calcext:value-type="float">
            <text:p>96</text:p>
          </table:table-cell>
          <table:table-cell office:value-type="float" office:value="81" calcext:value-type="float">
            <text:p>81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74" calcext:value-type="float">
            <text:p>74</text:p>
          </table:table-cell>
          <table:table-cell office:value-type="float" office:value="97" calcext:value-type="float">
            <text:p>97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96" calcext:value-type="float">
            <text:p>96</text:p>
          </table:table-cell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office:value-type="float" office:value="19" calcext:value-type="float">
            <text:p>19</text:p>
          </table:table-cell>
          <table:table-cell office:value-type="float" office:value="87" calcext:value-type="float">
            <text:p>87</text:p>
          </table:table-cell>
          <table:table-cell office:value-type="float" office:value="6" calcext:value-type="float">
            <text:p>6</text:p>
          </table:table-cell>
          <table:table-cell office:value-type="float" office:value="94" calcext:value-type="float">
            <text:p>9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4" calcext:value-type="float">
            <text:p>94</text:p>
          </table:table-cell>
          <table:table-cell office:value-type="float" office:value="99" calcext:value-type="float">
            <text:p>99</text:p>
          </table:table-cell>
          <table:table-cell office:value-type="float" office:value="90" calcext:value-type="float">
            <text:p>90</text:p>
          </table:table-cell>
          <table:table-cell office:value-type="float" office:value="82" calcext:value-type="float">
            <text:p>82</text:p>
          </table:table-cell>
          <table:table-cell office:value-type="float" office:value="93" calcext:value-type="float">
            <text:p>93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99" calcext:value-type="float">
            <text:p>99</text:p>
          </table:table-cell>
          <table:table-cell office:value-type="float" office:value="90" calcext:value-type="float">
            <text:p>90</text:p>
          </table:table-cell>
          <table:table-cell office:value-type="float" office:value="96" calcext:value-type="float">
            <text:p>96</text:p>
          </table:table-cell>
          <table:table-cell office:value-type="float" office:value="99" calcext:value-type="float">
            <text:p>99</text:p>
          </table:table-cell>
          <table:table-cell office:value-type="float" office:value="82" calcext:value-type="float">
            <text:p>82</text:p>
          </table:table-cell>
          <table:table-cell office:value-type="float" office:value="15" calcext:value-type="float">
            <text:p>15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88" calcext:value-type="float">
            <text:p>88</text:p>
          </table:table-cell>
          <table:table-cell office:value-type="float" office:value="98" calcext:value-type="float">
            <text:p>98</text:p>
          </table:table-cell>
          <table:table-cell office:value-type="float" office:value="88" calcext:value-type="float">
            <text:p>88</text:p>
          </table:table-cell>
          <table:table-cell office:value-type="float" office:value="3" calcext:value-type="float">
            <text:p>3</text:p>
          </table:table-cell>
          <table:table-cell office:value-type="float" office:value="91" calcext:value-type="float">
            <text:p>9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98" calcext:value-type="float">
            <text:p>98</text:p>
          </table:table-cell>
          <table:table-cell office:value-type="float" office:value="12" calcext:value-type="float">
            <text:p>12</text:p>
          </table:table-cell>
          <table:table-cell office:value-type="float" office:value="87" calcext:value-type="float">
            <text:p>8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office:value-type="float" office:value="95" calcext:value-type="float">
            <text:p>95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87" calcext:value-type="float">
            <text:p>87</text:p>
          </table:table-cell>
          <table:table-cell office:value-type="float" office:value="13" calcext:value-type="float">
            <text:p>13</text:p>
          </table:table-cell>
          <table:table-cell office:value-type="float" office:value="79" calcext:value-type="float">
            <text:p>79</text:p>
          </table:table-cell>
          <table:table-cell office:value-type="float" office:value="99" calcext:value-type="float">
            <text:p>99</text:p>
          </table:table-cell>
          <table:table-cell office:value-type="float" office:value="87" calcext:value-type="float">
            <text:p>87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4" calcext:value-type="float">
            <text:p>4</text:p>
          </table:table-cell>
          <table:table-cell office:value-type="float" office:value="84" calcext:value-type="float">
            <text:p>84</text:p>
          </table:table-cell>
          <table:table-cell office:value-type="float" office:value="97" calcext:value-type="float">
            <text:p>97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97" calcext:value-type="float">
            <text:p>97</text:p>
          </table:table-cell>
          <table:table-cell office:value-type="float" office:value="68" calcext:value-type="float">
            <text:p>68</text:p>
          </table:table-cell>
          <table:table-cell office:value-type="float" office:value="88" calcext:value-type="float">
            <text:p>8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94" calcext:value-type="float">
            <text:p>94</text:p>
          </table:table-cell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6" calcext:value-type="float">
            <text:p>86</text:p>
          </table:table-cell>
          <table:table-cell office:value-type="float" office:value="10" calcext:value-type="float">
            <text:p>10</text:p>
          </table:table-cell>
          <table:table-cell office:value-type="float" office:value="97" calcext:value-type="float">
            <text:p>97</text:p>
          </table:table-cell>
          <table:table-cell office:value-type="float" office:value="93" calcext:value-type="float">
            <text:p>93</text:p>
          </table:table-cell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9" calcext:value-type="float">
            <text:p>79</text:p>
          </table:table-cell>
          <table:table-cell office:value-type="float" office:value="94" calcext:value-type="float">
            <text:p>94</text:p>
          </table:table-cell>
          <table:table-cell office:value-type="float" office:value="2" calcext:value-type="float">
            <text:p>2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91" calcext:value-type="float">
            <text:p>91</text:p>
          </table:table-cell>
          <table:table-cell office:value-type="float" office:value="90" calcext:value-type="float">
            <text:p>9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89" calcext:value-type="float">
            <text:p>89</text:p>
          </table:table-cell>
          <table:table-cell office:value-type="float" office:value="88" calcext:value-type="float">
            <text:p>8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office:value-type="float" office:value="3" calcext:value-type="float">
            <text:p>3</text:p>
          </table:table-cell>
          <table:table-cell office:value-type="float" office:value="93" calcext:value-type="float">
            <text:p>93</text:p>
          </table:table-cell>
          <table:table-cell office:value-type="float" office:value="86" calcext:value-type="float">
            <text:p>86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7" calcext:value-type="float">
            <text:p>17</text:p>
          </table:table-cell>
          <table:table-cell office:value-type="float" office:value="93" calcext:value-type="float">
            <text:p>93</text:p>
          </table:table-cell>
          <table:table-cell office:value-type="float" office:value="85" calcext:value-type="float">
            <text:p>85</text:p>
          </table:table-cell>
          <table:table-cell office:value-type="float" office:value="92" calcext:value-type="float">
            <text:p>92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74" calcext:value-type="float">
            <text:p>74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3" calcext:value-type="float">
            <text:p>13</text:p>
          </table:table-cell>
          <table:table-cell office:value-type="float" office:value="96" calcext:value-type="float">
            <text:p>96</text:p>
          </table:table-cell>
          <table:table-cell office:value-type="float" office:value="76" calcext:value-type="float">
            <text:p>76</text:p>
          </table:table-cell>
          <table:table-cell office:value-type="float" office:value="97" calcext:value-type="float">
            <text:p>97</text:p>
          </table:table-cell>
          <table:table-cell office:value-type="float" office:value="84" calcext:value-type="float">
            <text:p>84</text:p>
          </table:table-cell>
          <table:table-cell office:value-type="float" office:value="88" calcext:value-type="float">
            <text:p>88</text:p>
          </table:table-cell>
          <table:table-cell office:value-type="float" office:value="78" calcext:value-type="float">
            <text:p>78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3" calcext:value-type="float">
            <text:p>93</text:p>
          </table:table-cell>
          <table:table-cell office:value-type="float" office:value="78" calcext:value-type="float">
            <text:p>78</text:p>
          </table:table-cell>
          <table:table-cell office:value-type="float" office:value="93" calcext:value-type="float">
            <text:p>93</text:p>
          </table:table-cell>
          <table:table-cell office:value-type="float" office:value="76" calcext:value-type="float">
            <text:p>7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94" calcext:value-type="float">
            <text:p>94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5" calcext:value-type="float">
            <text:p>5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office:value-type="float" office:value="76" calcext:value-type="float">
            <text:p>7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0" calcext:value-type="float">
            <text:p>10</text:p>
          </table:table-cell>
          <table:table-cell office:value-type="float" office:value="84" calcext:value-type="float">
            <text:p>84</text:p>
          </table:table-cell>
          <table:table-cell office:value-type="float" office:value="88" calcext:value-type="float">
            <text:p>88</text:p>
          </table:table-cell>
          <table:table-cell office:value-type="float" office:value="10" calcext:value-type="float">
            <text:p>10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94" calcext:value-type="float">
            <text:p>94</text:p>
          </table:table-cell>
          <table:table-cell office:value-type="float" office:value="80" calcext:value-type="float">
            <text:p>80</text:p>
          </table:table-cell>
          <table:table-cell office:value-type="float" office:value="95" calcext:value-type="float">
            <text:p>95</text:p>
          </table:table-cell>
          <table:table-cell office:value-type="float" office:value="83" calcext:value-type="float">
            <text:p>83</text:p>
          </table:table-cell>
          <table:table-cell office:value-type="float" office:value="98" calcext:value-type="float">
            <text:p>98</text:p>
          </table:table-cell>
          <table:table-cell office:value-type="float" office:value="89" calcext:value-type="float">
            <text:p>89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formula="of:=IF([.A1]&lt;50;5000+[.A1];4900+[.A1])/10" office:value-type="float" office:value="499.4" calcext:value-type="float">
            <text:p>499.4</text:p>
          </table:table-cell>
          <table:table-cell table:formula="of:=IF([.B1]&lt;50;5000+[.B1];4900+[.B1])/10" office:value-type="float" office:value="498.8" calcext:value-type="float">
            <text:p>498.8</text:p>
          </table:table-cell>
          <table:table-cell table:formula="of:=IF([.C1]&lt;50;5000+[.C1];4900+[.C1])/10" office:value-type="float" office:value="499.3" calcext:value-type="float">
            <text:p>499.3</text:p>
          </table:table-cell>
          <table:table-cell table:formula="of:=IF([.D1]&lt;50;5000+[.D1];4900+[.D1])/10" office:value-type="float" office:value="499.5" calcext:value-type="float">
            <text:p>499.5</text:p>
          </table:table-cell>
          <table:table-cell table:formula="of:=IF([.E1]&lt;50;5000+[.E1];4900+[.E1])/10" office:value-type="float" office:value="500.6" calcext:value-type="float">
            <text:p>500.6</text:p>
          </table:table-cell>
          <table:table-cell table:formula="of:=IF([.F1]&lt;50;5000+[.F1];4900+[.F1])/10" office:value-type="float" office:value="500" calcext:value-type="float">
            <text:p>500</text:p>
          </table:table-cell>
          <table:table-cell table:formula="of:=IF([.G1]&lt;50;5000+[.G1];4900+[.G1])/10" office:value-type="float" office:value="498.4" calcext:value-type="float">
            <text:p>498.4</text:p>
          </table:table-cell>
          <table:table-cell table:formula="of:=IF([.H1]&lt;50;5000+[.H1];4900+[.H1])/10" office:value-type="float" office:value="499.7" calcext:value-type="float">
            <text:p>499.7</text:p>
          </table:table-cell>
          <table:table-cell table:formula="of:=IF([.I1]&lt;50;5000+[.I1];4900+[.I1])/10" office:value-type="float" office:value="499.5" calcext:value-type="float">
            <text:p>499.5</text:p>
          </table:table-cell>
        </table:table-row>
        <table:table-row table:style-name="ro1">
          <table:table-cell table:formula="of:=IF([.A2]&lt;50;5000+[.A2];4900+[.A2])/10" office:value-type="float" office:value="500.2" calcext:value-type="float">
            <text:p>500.2</text:p>
          </table:table-cell>
          <table:table-cell table:formula="of:=IF([.B2]&lt;50;5000+[.B2];4900+[.B2])/10" office:value-type="float" office:value="499.4" calcext:value-type="float">
            <text:p>499.4</text:p>
          </table:table-cell>
          <table:table-cell table:formula="of:=IF([.C2]&lt;50;5000+[.C2];4900+[.C2])/10" office:value-type="float" office:value="499.4" calcext:value-type="float">
            <text:p>499.4</text:p>
          </table:table-cell>
          <table:table-cell table:formula="of:=IF([.D2]&lt;50;5000+[.D2];4900+[.D2])/10" office:value-type="float" office:value="498.7" calcext:value-type="float">
            <text:p>498.7</text:p>
          </table:table-cell>
          <table:table-cell table:formula="of:=IF([.E2]&lt;50;5000+[.E2];4900+[.E2])/10" office:value-type="float" office:value="498.6" calcext:value-type="float">
            <text:p>498.6</text:p>
          </table:table-cell>
          <table:table-cell table:formula="of:=IF([.F2]&lt;50;5000+[.F2];4900+[.F2])/10" office:value-type="float" office:value="498.7" calcext:value-type="float">
            <text:p>498.7</text:p>
          </table:table-cell>
          <table:table-cell table:formula="of:=IF([.G2]&lt;50;5000+[.G2];4900+[.G2])/10" office:value-type="float" office:value="497.1" calcext:value-type="float">
            <text:p>497.1</text:p>
          </table:table-cell>
          <table:table-cell table:formula="of:=IF([.H2]&lt;50;5000+[.H2];4900+[.H2])/10" office:value-type="float" office:value="500.2" calcext:value-type="float">
            <text:p>500.2</text:p>
          </table:table-cell>
          <table:table-cell table:formula="of:=IF([.I2]&lt;50;5000+[.I2];4900+[.I2])/10" office:value-type="float" office:value="500" calcext:value-type="float">
            <text:p>500</text:p>
          </table:table-cell>
        </table:table-row>
        <table:table-row table:style-name="ro1">
          <table:table-cell table:formula="of:=IF([.A3]&lt;50;5000+[.A3];4900+[.A3])/10" office:value-type="float" office:value="499.9" calcext:value-type="float">
            <text:p>499.9</text:p>
          </table:table-cell>
          <table:table-cell table:formula="of:=IF([.B3]&lt;50;5000+[.B3];4900+[.B3])/10" office:value-type="float" office:value="498.2" calcext:value-type="float">
            <text:p>498.2</text:p>
          </table:table-cell>
          <table:table-cell table:formula="of:=IF([.C3]&lt;50;5000+[.C3];4900+[.C3])/10" office:value-type="float" office:value="498.8" calcext:value-type="float">
            <text:p>498.8</text:p>
          </table:table-cell>
          <table:table-cell table:formula="of:=IF([.D3]&lt;50;5000+[.D3];4900+[.D3])/10" office:value-type="float" office:value="499.8" calcext:value-type="float">
            <text:p>499.8</text:p>
          </table:table-cell>
          <table:table-cell table:formula="of:=IF([.E3]&lt;50;5000+[.E3];4900+[.E3])/10" office:value-type="float" office:value="497.8" calcext:value-type="float">
            <text:p>497.8</text:p>
          </table:table-cell>
          <table:table-cell table:formula="of:=IF([.F3]&lt;50;5000+[.F3];4900+[.F3])/10" office:value-type="float" office:value="500.3" calcext:value-type="float">
            <text:p>500.3</text:p>
          </table:table-cell>
          <table:table-cell table:formula="of:=IF([.G3]&lt;50;5000+[.G3];4900+[.G3])/10" office:value-type="float" office:value="499.8" calcext:value-type="float">
            <text:p>499.8</text:p>
          </table:table-cell>
          <table:table-cell table:formula="of:=IF([.H3]&lt;50;5000+[.H3];4900+[.H3])/10" office:value-type="float" office:value="500.3" calcext:value-type="float">
            <text:p>500.3</text:p>
          </table:table-cell>
          <table:table-cell table:formula="of:=IF([.I3]&lt;50;5000+[.I3];4900+[.I3])/10" office:value-type="float" office:value="500.6" calcext:value-type="float">
            <text:p>500.6</text:p>
          </table:table-cell>
        </table:table-row>
        <table:table-row table:style-name="ro1">
          <table:table-cell table:formula="of:=IF([.A4]&lt;50;5000+[.A4];4900+[.A4])/10" office:value-type="float" office:value="497.2" calcext:value-type="float">
            <text:p>497.2</text:p>
          </table:table-cell>
          <table:table-cell table:formula="of:=IF([.B4]&lt;50;5000+[.B4];4900+[.B4])/10" office:value-type="float" office:value="499.8" calcext:value-type="float">
            <text:p>499.8</text:p>
          </table:table-cell>
          <table:table-cell table:formula="of:=IF([.C4]&lt;50;5000+[.C4];4900+[.C4])/10" office:value-type="float" office:value="496.8" calcext:value-type="float">
            <text:p>496.8</text:p>
          </table:table-cell>
          <table:table-cell table:formula="of:=IF([.D4]&lt;50;5000+[.D4];4900+[.D4])/10" office:value-type="float" office:value="498.1" calcext:value-type="float">
            <text:p>498.1</text:p>
          </table:table-cell>
          <table:table-cell table:formula="of:=IF([.E4]&lt;50;5000+[.E4];4900+[.E4])/10" office:value-type="float" office:value="500.2" calcext:value-type="float">
            <text:p>500.2</text:p>
          </table:table-cell>
          <table:table-cell table:formula="of:=IF([.F4]&lt;50;5000+[.F4];4900+[.F4])/10" office:value-type="float" office:value="499.8" calcext:value-type="float">
            <text:p>499.8</text:p>
          </table:table-cell>
          <table:table-cell table:formula="of:=IF([.G4]&lt;50;5000+[.G4];4900+[.G4])/10" office:value-type="float" office:value="499" calcext:value-type="float">
            <text:p>499</text:p>
          </table:table-cell>
          <table:table-cell table:formula="of:=IF([.H4]&lt;50;5000+[.H4];4900+[.H4])/10" office:value-type="float" office:value="498.3" calcext:value-type="float">
            <text:p>498.3</text:p>
          </table:table-cell>
          <table:table-cell table:formula="of:=IF([.I4]&lt;50;5000+[.I4];4900+[.I4])/10" office:value-type="float" office:value="499.7" calcext:value-type="float">
            <text:p>499.7</text:p>
          </table:table-cell>
        </table:table-row>
        <table:table-row table:style-name="ro1">
          <table:table-cell table:formula="of:=IF([.A5]&lt;50;5000+[.A5];4900+[.A5])/10" office:value-type="float" office:value="499.9" calcext:value-type="float">
            <text:p>499.9</text:p>
          </table:table-cell>
          <table:table-cell table:formula="of:=IF([.B5]&lt;50;5000+[.B5];4900+[.B5])/10" office:value-type="float" office:value="496.5" calcext:value-type="float">
            <text:p>496.5</text:p>
          </table:table-cell>
          <table:table-cell table:formula="of:=IF([.C5]&lt;50;5000+[.C5];4900+[.C5])/10" office:value-type="float" office:value="500.1" calcext:value-type="float">
            <text:p>500.1</text:p>
          </table:table-cell>
          <table:table-cell table:formula="of:=IF([.D5]&lt;50;5000+[.D5];4900+[.D5])/10" office:value-type="float" office:value="499.7" calcext:value-type="float">
            <text:p>499.7</text:p>
          </table:table-cell>
          <table:table-cell table:formula="of:=IF([.E5]&lt;50;5000+[.E5];4900+[.E5])/10" office:value-type="float" office:value="499.8" calcext:value-type="float">
            <text:p>499.8</text:p>
          </table:table-cell>
          <table:table-cell table:formula="of:=IF([.F5]&lt;50;5000+[.F5];4900+[.F5])/10" office:value-type="float" office:value="498" calcext:value-type="float">
            <text:p>498</text:p>
          </table:table-cell>
          <table:table-cell table:formula="of:=IF([.G5]&lt;50;5000+[.G5];4900+[.G5])/10" office:value-type="float" office:value="501.2" calcext:value-type="float">
            <text:p>501.2</text:p>
          </table:table-cell>
          <table:table-cell table:formula="of:=IF([.H5]&lt;50;5000+[.H5];4900+[.H5])/10" office:value-type="float" office:value="500.1" calcext:value-type="float">
            <text:p>500.1</text:p>
          </table:table-cell>
          <table:table-cell table:formula="of:=IF([.I5]&lt;50;5000+[.I5];4900+[.I5])/10" office:value-type="float" office:value="499.5" calcext:value-type="float">
            <text:p>499.5</text:p>
          </table:table-cell>
        </table:table-row>
        <table:table-row table:style-name="ro1">
          <table:table-cell table:formula="of:=IF([.A6]&lt;50;5000+[.A6];4900+[.A6])/10" office:value-type="float" office:value="498.2" calcext:value-type="float">
            <text:p>498.2</text:p>
          </table:table-cell>
          <table:table-cell table:formula="of:=IF([.B6]&lt;50;5000+[.B6];4900+[.B6])/10" office:value-type="float" office:value="500.4" calcext:value-type="float">
            <text:p>500.4</text:p>
          </table:table-cell>
          <table:table-cell table:formula="of:=IF([.C6]&lt;50;5000+[.C6];4900+[.C6])/10" office:value-type="float" office:value="500.4" calcext:value-type="float">
            <text:p>500.4</text:p>
          </table:table-cell>
          <table:table-cell table:formula="of:=IF([.D6]&lt;50;5000+[.D6];4900+[.D6])/10" office:value-type="float" office:value="501.8" calcext:value-type="float">
            <text:p>501.8</text:p>
          </table:table-cell>
          <table:table-cell table:formula="of:=IF([.E6]&lt;50;5000+[.E6];4900+[.E6])/10" office:value-type="float" office:value="498.3" calcext:value-type="float">
            <text:p>498.3</text:p>
          </table:table-cell>
          <table:table-cell table:formula="of:=IF([.F6]&lt;50;5000+[.F6];4900+[.F6])/10" office:value-type="float" office:value="499.6" calcext:value-type="float">
            <text:p>499.6</text:p>
          </table:table-cell>
          <table:table-cell table:formula="of:=IF([.G6]&lt;50;5000+[.G6];4900+[.G6])/10" office:value-type="float" office:value="499.1" calcext:value-type="float">
            <text:p>499.1</text:p>
          </table:table-cell>
          <table:table-cell table:formula="of:=IF([.H6]&lt;50;5000+[.H6];4900+[.H6])/10" office:value-type="float" office:value="500.3" calcext:value-type="float">
            <text:p>500.3</text:p>
          </table:table-cell>
          <table:table-cell table:formula="of:=IF([.I6]&lt;50;5000+[.I6];4900+[.I6])/10" office:value-type="float" office:value="499.5" calcext:value-type="float">
            <text:p>499.5</text:p>
          </table:table-cell>
        </table:table-row>
        <table:table-row table:style-name="ro1">
          <table:table-cell table:formula="of:=IF([.A7]&lt;50;5000+[.A7];4900+[.A7])/10" office:value-type="float" office:value="498.1" calcext:value-type="float">
            <text:p>498.1</text:p>
          </table:table-cell>
          <table:table-cell table:formula="of:=IF([.B7]&lt;50;5000+[.B7];4900+[.B7])/10" office:value-type="float" office:value="499.2" calcext:value-type="float">
            <text:p>499.2</text:p>
          </table:table-cell>
          <table:table-cell table:formula="of:=IF([.C7]&lt;50;5000+[.C7];4900+[.C7])/10" office:value-type="float" office:value="499" calcext:value-type="float">
            <text:p>499</text:p>
          </table:table-cell>
          <table:table-cell table:formula="of:=IF([.D7]&lt;50;5000+[.D7];4900+[.D7])/10" office:value-type="float" office:value="499.5" calcext:value-type="float">
            <text:p>499.5</text:p>
          </table:table-cell>
          <table:table-cell table:formula="of:=IF([.E7]&lt;50;5000+[.E7];4900+[.E7])/10" office:value-type="float" office:value="500.2" calcext:value-type="float">
            <text:p>500.2</text:p>
          </table:table-cell>
          <table:table-cell table:formula="of:=IF([.F7]&lt;50;5000+[.F7];4900+[.F7])/10" office:value-type="float" office:value="500" calcext:value-type="float">
            <text:p>500</text:p>
          </table:table-cell>
          <table:table-cell table:formula="of:=IF([.G7]&lt;50;5000+[.G7];4900+[.G7])/10" office:value-type="float" office:value="499.5" calcext:value-type="float">
            <text:p>499.5</text:p>
          </table:table-cell>
          <table:table-cell table:formula="of:=IF([.H7]&lt;50;5000+[.H7];4900+[.H7])/10" office:value-type="float" office:value="498.1" calcext:value-type="float">
            <text:p>498.1</text:p>
          </table:table-cell>
          <table:table-cell table:formula="of:=IF([.I7]&lt;50;5000+[.I7];4900+[.I7])/10" office:value-type="float" office:value="500.3" calcext:value-type="float">
            <text:p>500.3</text:p>
          </table:table-cell>
        </table:table-row>
        <table:table-row table:style-name="ro1">
          <table:table-cell table:formula="of:=IF([.A8]&lt;50;5000+[.A8];4900+[.A8])/10" office:value-type="float" office:value="499.3" calcext:value-type="float">
            <text:p>499.3</text:p>
          </table:table-cell>
          <table:table-cell table:formula="of:=IF([.B8]&lt;50;5000+[.B8];4900+[.B8])/10" office:value-type="float" office:value="500.3" calcext:value-type="float">
            <text:p>500.3</text:p>
          </table:table-cell>
          <table:table-cell table:formula="of:=IF([.C8]&lt;50;5000+[.C8];4900+[.C8])/10" office:value-type="float" office:value="500.7" calcext:value-type="float">
            <text:p>500.7</text:p>
          </table:table-cell>
          <table:table-cell table:formula="of:=IF([.D8]&lt;50;5000+[.D8];4900+[.D8])/10" office:value-type="float" office:value="499.1" calcext:value-type="float">
            <text:p>499.1</text:p>
          </table:table-cell>
          <table:table-cell table:formula="of:=IF([.E8]&lt;50;5000+[.E8];4900+[.E8])/10" office:value-type="float" office:value="499.7" calcext:value-type="float">
            <text:p>499.7</text:p>
          </table:table-cell>
          <table:table-cell table:formula="of:=IF([.F8]&lt;50;5000+[.F8];4900+[.F8])/10" office:value-type="float" office:value="500.4" calcext:value-type="float">
            <text:p>500.4</text:p>
          </table:table-cell>
          <table:table-cell table:formula="of:=IF([.G8]&lt;50;5000+[.G8];4900+[.G8])/10" office:value-type="float" office:value="500.7" calcext:value-type="float">
            <text:p>500.7</text:p>
          </table:table-cell>
          <table:table-cell table:formula="of:=IF([.H8]&lt;50;5000+[.H8];4900+[.H8])/10" office:value-type="float" office:value="498.8" calcext:value-type="float">
            <text:p>498.8</text:p>
          </table:table-cell>
          <table:table-cell table:formula="of:=IF([.I8]&lt;50;5000+[.I8];4900+[.I8])/10" office:value-type="float" office:value="497.6" calcext:value-type="float">
            <text:p>497.6</text:p>
          </table:table-cell>
        </table:table-row>
        <table:table-row table:style-name="ro1">
          <table:table-cell table:formula="of:=IF([.A9]&lt;50;5000+[.A9];4900+[.A9])/10" office:value-type="float" office:value="498.6" calcext:value-type="float">
            <text:p>498.6</text:p>
          </table:table-cell>
          <table:table-cell table:formula="of:=IF([.B9]&lt;50;5000+[.B9];4900+[.B9])/10" office:value-type="float" office:value="498.2" calcext:value-type="float">
            <text:p>498.2</text:p>
          </table:table-cell>
          <table:table-cell table:formula="of:=IF([.C9]&lt;50;5000+[.C9];4900+[.C9])/10" office:value-type="float" office:value="500.8" calcext:value-type="float">
            <text:p>500.8</text:p>
          </table:table-cell>
          <table:table-cell table:formula="of:=IF([.D9]&lt;50;5000+[.D9];4900+[.D9])/10" office:value-type="float" office:value="501.6" calcext:value-type="float">
            <text:p>501.6</text:p>
          </table:table-cell>
          <table:table-cell table:formula="of:=IF([.E9]&lt;50;5000+[.E9];4900+[.E9])/10" office:value-type="float" office:value="499.6" calcext:value-type="float">
            <text:p>499.6</text:p>
          </table:table-cell>
          <table:table-cell table:formula="of:=IF([.F9]&lt;50;5000+[.F9];4900+[.F9])/10" office:value-type="float" office:value="498.1" calcext:value-type="float">
            <text:p>498.1</text:p>
          </table:table-cell>
          <table:table-cell table:formula="of:=IF([.G9]&lt;50;5000+[.G9];4900+[.G9])/10" office:value-type="float" office:value="501.3" calcext:value-type="float">
            <text:p>501.3</text:p>
          </table:table-cell>
          <table:table-cell table:formula="of:=IF([.H9]&lt;50;5000+[.H9];4900+[.H9])/10" office:value-type="float" office:value="500.9" calcext:value-type="float">
            <text:p>500.9</text:p>
          </table:table-cell>
          <table:table-cell table:formula="of:=IF([.I9]&lt;50;5000+[.I9];4900+[.I9])/10" office:value-type="float" office:value="499.1" calcext:value-type="float">
            <text:p>499.1</text:p>
          </table:table-cell>
        </table:table-row>
        <table:table-row table:style-name="ro1">
          <table:table-cell table:formula="of:=IF([.A10]&lt;50;5000+[.A10];4900+[.A10])/10" office:value-type="float" office:value="497.7" calcext:value-type="float">
            <text:p>497.7</text:p>
          </table:table-cell>
          <table:table-cell table:formula="of:=IF([.B10]&lt;50;5000+[.B10];4900+[.B10])/10" office:value-type="float" office:value="497.4" calcext:value-type="float">
            <text:p>497.4</text:p>
          </table:table-cell>
          <table:table-cell table:formula="of:=IF([.C10]&lt;50;5000+[.C10];4900+[.C10])/10" office:value-type="float" office:value="499.7" calcext:value-type="float">
            <text:p>499.7</text:p>
          </table:table-cell>
          <table:table-cell table:formula="of:=IF([.D10]&lt;50;5000+[.D10];4900+[.D10])/10" office:value-type="float" office:value="497.4" calcext:value-type="float">
            <text:p>497.4</text:p>
          </table:table-cell>
          <table:table-cell table:formula="of:=IF([.E10]&lt;50;5000+[.E10];4900+[.E10])/10" office:value-type="float" office:value="500.4" calcext:value-type="float">
            <text:p>500.4</text:p>
          </table:table-cell>
          <table:table-cell table:formula="of:=IF([.F10]&lt;50;5000+[.F10];4900+[.F10])/10" office:value-type="float" office:value="499" calcext:value-type="float">
            <text:p>499</text:p>
          </table:table-cell>
          <table:table-cell table:formula="of:=IF([.G10]&lt;50;5000+[.G10];4900+[.G10])/10" office:value-type="float" office:value="500.3" calcext:value-type="float">
            <text:p>500.3</text:p>
          </table:table-cell>
          <table:table-cell table:formula="of:=IF([.H10]&lt;50;5000+[.H10];4900+[.H10])/10" office:value-type="float" office:value="501.2" calcext:value-type="float">
            <text:p>501.2</text:p>
          </table:table-cell>
          <table:table-cell table:formula="of:=IF([.I10]&lt;50;5000+[.I10];4900+[.I10])/10" office:value-type="float" office:value="499.3" calcext:value-type="float">
            <text:p>499.3</text:p>
          </table:table-cell>
        </table:table-row>
        <table:table-row table:style-name="ro1">
          <table:table-cell table:formula="of:=IF([.A11]&lt;50;5000+[.A11];4900+[.A11])/10" office:value-type="float" office:value="497.6" calcext:value-type="float">
            <text:p>497.6</text:p>
          </table:table-cell>
          <table:table-cell table:formula="of:=IF([.B11]&lt;50;5000+[.B11];4900+[.B11])/10" office:value-type="float" office:value="499.6" calcext:value-type="float">
            <text:p>499.6</text:p>
          </table:table-cell>
          <table:table-cell table:formula="of:=IF([.C11]&lt;50;5000+[.C11];4900+[.C11])/10" office:value-type="float" office:value="499" calcext:value-type="float">
            <text:p>499</text:p>
          </table:table-cell>
          <table:table-cell table:formula="of:=IF([.D11]&lt;50;5000+[.D11];4900+[.D11])/10" office:value-type="float" office:value="499.5" calcext:value-type="float">
            <text:p>499.5</text:p>
          </table:table-cell>
          <table:table-cell table:formula="of:=IF([.E11]&lt;50;5000+[.E11];4900+[.E11])/10" office:value-type="float" office:value="501.9" calcext:value-type="float">
            <text:p>501.9</text:p>
          </table:table-cell>
          <table:table-cell table:formula="of:=IF([.F11]&lt;50;5000+[.F11];4900+[.F11])/10" office:value-type="float" office:value="498.7" calcext:value-type="float">
            <text:p>498.7</text:p>
          </table:table-cell>
          <table:table-cell table:formula="of:=IF([.G11]&lt;50;5000+[.G11];4900+[.G11])/10" office:value-type="float" office:value="500.6" calcext:value-type="float">
            <text:p>500.6</text:p>
          </table:table-cell>
          <table:table-cell table:formula="of:=IF([.H11]&lt;50;5000+[.H11];4900+[.H11])/10" office:value-type="float" office:value="499.4" calcext:value-type="float">
            <text:p>499.4</text:p>
          </table:table-cell>
          <table:table-cell table:formula="of:=IF([.I11]&lt;50;5000+[.I11];4900+[.I11])/10" office:value-type="float" office:value="503" calcext:value-type="float">
            <text:p>503</text:p>
          </table:table-cell>
        </table:table-row>
        <table:table-row table:style-name="ro1">
          <table:table-cell table:formula="of:=IF([.A12]&lt;50;5000+[.A12];4900+[.A12])/10" office:value-type="float" office:value="500.3" calcext:value-type="float">
            <text:p>500.3</text:p>
          </table:table-cell>
          <table:table-cell table:formula="of:=IF([.B12]&lt;50;5000+[.B12];4900+[.B12])/10" office:value-type="float" office:value="499.4" calcext:value-type="float">
            <text:p>499.4</text:p>
          </table:table-cell>
          <table:table-cell table:formula="of:=IF([.C12]&lt;50;5000+[.C12];4900+[.C12])/10" office:value-type="float" office:value="499.9" calcext:value-type="float">
            <text:p>499.9</text:p>
          </table:table-cell>
          <table:table-cell table:formula="of:=IF([.D12]&lt;50;5000+[.D12];4900+[.D12])/10" office:value-type="float" office:value="499" calcext:value-type="float">
            <text:p>499</text:p>
          </table:table-cell>
          <table:table-cell table:formula="of:=IF([.E12]&lt;50;5000+[.E12];4900+[.E12])/10" office:value-type="float" office:value="498.2" calcext:value-type="float">
            <text:p>498.2</text:p>
          </table:table-cell>
          <table:table-cell table:formula="of:=IF([.F12]&lt;50;5000+[.F12];4900+[.F12])/10" office:value-type="float" office:value="499.3" calcext:value-type="float">
            <text:p>499.3</text:p>
          </table:table-cell>
          <table:table-cell table:formula="of:=IF([.G12]&lt;50;5000+[.G12];4900+[.G12])/10" office:value-type="float" office:value="501.4" calcext:value-type="float">
            <text:p>501.4</text:p>
          </table:table-cell>
          <table:table-cell table:formula="of:=IF([.H12]&lt;50;5000+[.H12];4900+[.H12])/10" office:value-type="float" office:value="500.3" calcext:value-type="float">
            <text:p>500.3</text:p>
          </table:table-cell>
          <table:table-cell table:formula="of:=IF([.I12]&lt;50;5000+[.I12];4900+[.I12])/10" office:value-type="float" office:value="498.8" calcext:value-type="float">
            <text:p>498.8</text:p>
          </table:table-cell>
        </table:table-row>
        <table:table-row table:style-name="ro1">
          <table:table-cell table:formula="of:=IF([.A13]&lt;50;5000+[.A13];4900+[.A13])/10" office:value-type="float" office:value="499.5" calcext:value-type="float">
            <text:p>499.5</text:p>
          </table:table-cell>
          <table:table-cell table:formula="of:=IF([.B13]&lt;50;5000+[.B13];4900+[.B13])/10" office:value-type="float" office:value="499.9" calcext:value-type="float">
            <text:p>499.9</text:p>
          </table:table-cell>
          <table:table-cell table:formula="of:=IF([.C13]&lt;50;5000+[.C13];4900+[.C13])/10" office:value-type="float" office:value="499" calcext:value-type="float">
            <text:p>499</text:p>
          </table:table-cell>
          <table:table-cell table:formula="of:=IF([.D13]&lt;50;5000+[.D13];4900+[.D13])/10" office:value-type="float" office:value="499.6" calcext:value-type="float">
            <text:p>499.6</text:p>
          </table:table-cell>
          <table:table-cell table:formula="of:=IF([.E13]&lt;50;5000+[.E13];4900+[.E13])/10" office:value-type="float" office:value="499.9" calcext:value-type="float">
            <text:p>499.9</text:p>
          </table:table-cell>
          <table:table-cell table:formula="of:=IF([.F13]&lt;50;5000+[.F13];4900+[.F13])/10" office:value-type="float" office:value="498.2" calcext:value-type="float">
            <text:p>498.2</text:p>
          </table:table-cell>
          <table:table-cell table:formula="of:=IF([.G13]&lt;50;5000+[.G13];4900+[.G13])/10" office:value-type="float" office:value="501.5" calcext:value-type="float">
            <text:p>501.5</text:p>
          </table:table-cell>
          <table:table-cell table:formula="of:=IF([.H13]&lt;50;5000+[.H13];4900+[.H13])/10" office:value-type="float" office:value="499.3" calcext:value-type="float">
            <text:p>499.3</text:p>
          </table:table-cell>
          <table:table-cell table:formula="of:=IF([.I13]&lt;50;5000+[.I13];4900+[.I13])/10" office:value-type="float" office:value="499.4" calcext:value-type="float">
            <text:p>499.4</text:p>
          </table:table-cell>
        </table:table-row>
        <table:table-row table:style-name="ro1">
          <table:table-cell table:formula="of:=IF([.A14]&lt;50;5000+[.A14];4900+[.A14])/10" office:value-type="float" office:value="498.6" calcext:value-type="float">
            <text:p>498.6</text:p>
          </table:table-cell>
          <table:table-cell table:formula="of:=IF([.B14]&lt;50;5000+[.B14];4900+[.B14])/10" office:value-type="float" office:value="500" calcext:value-type="float">
            <text:p>500</text:p>
          </table:table-cell>
          <table:table-cell table:formula="of:=IF([.C14]&lt;50;5000+[.C14];4900+[.C14])/10" office:value-type="float" office:value="499.5" calcext:value-type="float">
            <text:p>499.5</text:p>
          </table:table-cell>
          <table:table-cell table:formula="of:=IF([.D14]&lt;50;5000+[.D14];4900+[.D14])/10" office:value-type="float" office:value="498.8" calcext:value-type="float">
            <text:p>498.8</text:p>
          </table:table-cell>
          <table:table-cell table:formula="of:=IF([.E14]&lt;50;5000+[.E14];4900+[.E14])/10" office:value-type="float" office:value="499.8" calcext:value-type="float">
            <text:p>499.8</text:p>
          </table:table-cell>
          <table:table-cell table:formula="of:=IF([.F14]&lt;50;5000+[.F14];4900+[.F14])/10" office:value-type="float" office:value="498.8" calcext:value-type="float">
            <text:p>498.8</text:p>
          </table:table-cell>
          <table:table-cell table:formula="of:=IF([.G14]&lt;50;5000+[.G14];4900+[.G14])/10" office:value-type="float" office:value="500.3" calcext:value-type="float">
            <text:p>500.3</text:p>
          </table:table-cell>
          <table:table-cell table:formula="of:=IF([.H14]&lt;50;5000+[.H14];4900+[.H14])/10" office:value-type="float" office:value="499.1" calcext:value-type="float">
            <text:p>499.1</text:p>
          </table:table-cell>
          <table:table-cell table:formula="of:=IF([.I14]&lt;50;5000+[.I14];4900+[.I14])/10" office:value-type="float" office:value="500.7" calcext:value-type="float">
            <text:p>500.7</text:p>
          </table:table-cell>
        </table:table-row>
        <table:table-row table:style-name="ro1">
          <table:table-cell table:formula="of:=IF([.A15]&lt;50;5000+[.A15];4900+[.A15])/10" office:value-type="float" office:value="501.2" calcext:value-type="float">
            <text:p>501.2</text:p>
          </table:table-cell>
          <table:table-cell table:formula="of:=IF([.B15]&lt;50;5000+[.B15];4900+[.B15])/10" office:value-type="float" office:value="500.7" calcext:value-type="float">
            <text:p>500.7</text:p>
          </table:table-cell>
          <table:table-cell table:formula="of:=IF([.C15]&lt;50;5000+[.C15];4900+[.C15])/10" office:value-type="float" office:value="499.8" calcext:value-type="float">
            <text:p>499.8</text:p>
          </table:table-cell>
          <table:table-cell table:formula="of:=IF([.D15]&lt;50;5000+[.D15];4900+[.D15])/10" office:value-type="float" office:value="501.2" calcext:value-type="float">
            <text:p>501.2</text:p>
          </table:table-cell>
          <table:table-cell table:formula="of:=IF([.E15]&lt;50;5000+[.E15];4900+[.E15])/10" office:value-type="float" office:value="498.7" calcext:value-type="float">
            <text:p>498.7</text:p>
          </table:table-cell>
          <table:table-cell table:formula="of:=IF([.F15]&lt;50;5000+[.F15];4900+[.F15])/10" office:value-type="float" office:value="500.6" calcext:value-type="float">
            <text:p>500.6</text:p>
          </table:table-cell>
          <table:table-cell table:formula="of:=IF([.G15]&lt;50;5000+[.G15];4900+[.G15])/10" office:value-type="float" office:value="500.7" calcext:value-type="float">
            <text:p>500.7</text:p>
          </table:table-cell>
          <table:table-cell table:formula="of:=IF([.H15]&lt;50;5000+[.H15];4900+[.H15])/10" office:value-type="float" office:value="499.6" calcext:value-type="float">
            <text:p>499.6</text:p>
          </table:table-cell>
          <table:table-cell table:formula="of:=IF([.I15]&lt;50;5000+[.I15];4900+[.I15])/10" office:value-type="float" office:value="499.8" calcext:value-type="float">
            <text:p>499.8</text:p>
          </table:table-cell>
        </table:table-row>
        <table:table-row table:style-name="ro1">
          <table:table-cell table:formula="of:=IF([.A16]&lt;50;5000+[.A16];4900+[.A16])/10" office:value-type="float" office:value="498.9" calcext:value-type="float">
            <text:p>498.9</text:p>
          </table:table-cell>
          <table:table-cell table:formula="of:=IF([.B16]&lt;50;5000+[.B16];4900+[.B16])/10" office:value-type="float" office:value="499.1" calcext:value-type="float">
            <text:p>499.1</text:p>
          </table:table-cell>
          <table:table-cell table:formula="of:=IF([.C16]&lt;50;5000+[.C16];4900+[.C16])/10" office:value-type="float" office:value="500.2" calcext:value-type="float">
            <text:p>500.2</text:p>
          </table:table-cell>
          <table:table-cell table:formula="of:=IF([.D16]&lt;50;5000+[.D16];4900+[.D16])/10" office:value-type="float" office:value="499.5" calcext:value-type="float">
            <text:p>499.5</text:p>
          </table:table-cell>
          <table:table-cell table:formula="of:=IF([.E16]&lt;50;5000+[.E16];4900+[.E16])/10" office:value-type="float" office:value="500.5" calcext:value-type="float">
            <text:p>500.5</text:p>
          </table:table-cell>
          <table:table-cell table:formula="of:=IF([.F16]&lt;50;5000+[.F16];4900+[.F16])/10" office:value-type="float" office:value="500.9" calcext:value-type="float">
            <text:p>500.9</text:p>
          </table:table-cell>
          <table:table-cell table:formula="of:=IF([.G16]&lt;50;5000+[.G16];4900+[.G16])/10" office:value-type="float" office:value="499" calcext:value-type="float">
            <text:p>499</text:p>
          </table:table-cell>
          <table:table-cell table:formula="of:=IF([.H16]&lt;50;5000+[.H16];4900+[.H16])/10" office:value-type="float" office:value="500" calcext:value-type="float">
            <text:p>500</text:p>
          </table:table-cell>
          <table:table-cell table:formula="of:=IF([.I16]&lt;50;5000+[.I16];4900+[.I16])/10" office:value-type="float" office:value="498.9" calcext:value-type="float">
            <text:p>498.9</text:p>
          </table:table-cell>
        </table:table-row>
        <table:table-row table:style-name="ro1">
          <table:table-cell table:formula="of:=IF([.A17]&lt;50;5000+[.A17];4900+[.A17])/10" office:value-type="float" office:value="498.2" calcext:value-type="float">
            <text:p>498.2</text:p>
          </table:table-cell>
          <table:table-cell table:formula="of:=IF([.B17]&lt;50;5000+[.B17];4900+[.B17])/10" office:value-type="float" office:value="498.7" calcext:value-type="float">
            <text:p>498.7</text:p>
          </table:table-cell>
          <table:table-cell table:formula="of:=IF([.C17]&lt;50;5000+[.C17];4900+[.C17])/10" office:value-type="float" office:value="501.3" calcext:value-type="float">
            <text:p>501.3</text:p>
          </table:table-cell>
          <table:table-cell table:formula="of:=IF([.D17]&lt;50;5000+[.D17];4900+[.D17])/10" office:value-type="float" office:value="497.9" calcext:value-type="float">
            <text:p>497.9</text:p>
          </table:table-cell>
          <table:table-cell table:formula="of:=IF([.E17]&lt;50;5000+[.E17];4900+[.E17])/10" office:value-type="float" office:value="499.9" calcext:value-type="float">
            <text:p>499.9</text:p>
          </table:table-cell>
          <table:table-cell table:formula="of:=IF([.F17]&lt;50;5000+[.F17];4900+[.F17])/10" office:value-type="float" office:value="498.7" calcext:value-type="float">
            <text:p>498.7</text:p>
          </table:table-cell>
          <table:table-cell table:formula="of:=IF([.G17]&lt;50;5000+[.G17];4900+[.G17])/10" office:value-type="float" office:value="498.4" calcext:value-type="float">
            <text:p>498.4</text:p>
          </table:table-cell>
          <table:table-cell table:formula="of:=IF([.H17]&lt;50;5000+[.H17];4900+[.H17])/10" office:value-type="float" office:value="500.3" calcext:value-type="float">
            <text:p>500.3</text:p>
          </table:table-cell>
          <table:table-cell table:formula="of:=IF([.I17]&lt;50;5000+[.I17];4900+[.I17])/10" office:value-type="float" office:value="500.3" calcext:value-type="float">
            <text:p>500.3</text:p>
          </table:table-cell>
        </table:table-row>
        <table:table-row table:style-name="ro1">
          <table:table-cell table:formula="of:=IF([.A18]&lt;50;5000+[.A18];4900+[.A18])/10" office:value-type="float" office:value="498.3" calcext:value-type="float">
            <text:p>498.3</text:p>
          </table:table-cell>
          <table:table-cell table:formula="of:=IF([.B18]&lt;50;5000+[.B18];4900+[.B18])/10" office:value-type="float" office:value="499.1" calcext:value-type="float">
            <text:p>499.1</text:p>
          </table:table-cell>
          <table:table-cell table:formula="of:=IF([.C18]&lt;50;5000+[.C18];4900+[.C18])/10" office:value-type="float" office:value="500.4" calcext:value-type="float">
            <text:p>500.4</text:p>
          </table:table-cell>
          <table:table-cell table:formula="of:=IF([.D18]&lt;50;5000+[.D18];4900+[.D18])/10" office:value-type="float" office:value="498.4" calcext:value-type="float">
            <text:p>498.4</text:p>
          </table:table-cell>
          <table:table-cell table:formula="of:=IF([.E18]&lt;50;5000+[.E18];4900+[.E18])/10" office:value-type="float" office:value="499.7" calcext:value-type="float">
            <text:p>499.7</text:p>
          </table:table-cell>
          <table:table-cell table:formula="of:=IF([.F18]&lt;50;5000+[.F18];4900+[.F18])/10" office:value-type="float" office:value="500.9" calcext:value-type="float">
            <text:p>500.9</text:p>
          </table:table-cell>
          <table:table-cell table:formula="of:=IF([.G18]&lt;50;5000+[.G18];4900+[.G18])/10" office:value-type="float" office:value="497.8" calcext:value-type="float">
            <text:p>497.8</text:p>
          </table:table-cell>
          <table:table-cell table:formula="of:=IF([.H18]&lt;50;5000+[.H18];4900+[.H18])/10" office:value-type="float" office:value="500.6" calcext:value-type="float">
            <text:p>500.6</text:p>
          </table:table-cell>
          <table:table-cell table:formula="of:=IF([.I18]&lt;50;5000+[.I18];4900+[.I18])/10" office:value-type="float" office:value="500" calcext:value-type="float">
            <text:p>500</text:p>
          </table:table-cell>
        </table:table-row>
        <table:table-row table:style-name="ro1">
          <table:table-cell table:formula="of:=IF([.A19]&lt;50;5000+[.A19];4900+[.A19])/10" office:value-type="float" office:value="497.4" calcext:value-type="float">
            <text:p>497.4</text:p>
          </table:table-cell>
          <table:table-cell table:formula="of:=IF([.B19]&lt;50;5000+[.B19];4900+[.B19])/10" office:value-type="float" office:value="499.7" calcext:value-type="float">
            <text:p>499.7</text:p>
          </table:table-cell>
          <table:table-cell table:formula="of:=IF([.C19]&lt;50;5000+[.C19];4900+[.C19])/10" office:value-type="float" office:value="496.8" calcext:value-type="float">
            <text:p>496.8</text:p>
          </table:table-cell>
          <table:table-cell table:formula="of:=IF([.D19]&lt;50;5000+[.D19];4900+[.D19])/10" office:value-type="float" office:value="498.8" calcext:value-type="float">
            <text:p>498.8</text:p>
          </table:table-cell>
          <table:table-cell table:formula="of:=IF([.E19]&lt;50;5000+[.E19];4900+[.E19])/10" office:value-type="float" office:value="500.6" calcext:value-type="float">
            <text:p>500.6</text:p>
          </table:table-cell>
          <table:table-cell table:formula="of:=IF([.F19]&lt;50;5000+[.F19];4900+[.F19])/10" office:value-type="float" office:value="500.5" calcext:value-type="float">
            <text:p>500.5</text:p>
          </table:table-cell>
          <table:table-cell table:formula="of:=IF([.G19]&lt;50;5000+[.G19];4900+[.G19])/10" office:value-type="float" office:value="499.4" calcext:value-type="float">
            <text:p>499.4</text:p>
          </table:table-cell>
          <table:table-cell table:formula="of:=IF([.H19]&lt;50;5000+[.H19];4900+[.H19])/10" office:value-type="float" office:value="499.1" calcext:value-type="float">
            <text:p>499.1</text:p>
          </table:table-cell>
          <table:table-cell table:formula="of:=IF([.I19]&lt;50;5000+[.I19];4900+[.I19])/10" office:value-type="float" office:value="500.1" calcext:value-type="float">
            <text:p>500.1</text:p>
          </table:table-cell>
        </table:table-row>
        <table:table-row table:style-name="ro1">
          <table:table-cell table:formula="of:=IF([.A20]&lt;50;5000+[.A20];4900+[.A20])/10" office:value-type="float" office:value="500.5" calcext:value-type="float">
            <text:p>500.5</text:p>
          </table:table-cell>
          <table:table-cell table:formula="of:=IF([.B20]&lt;50;5000+[.B20];4900+[.B20])/10" office:value-type="float" office:value="498.6" calcext:value-type="float">
            <text:p>498.6</text:p>
          </table:table-cell>
          <table:table-cell table:formula="of:=IF([.C20]&lt;50;5000+[.C20];4900+[.C20])/10" office:value-type="float" office:value="501" calcext:value-type="float">
            <text:p>501</text:p>
          </table:table-cell>
          <table:table-cell table:formula="of:=IF([.D20]&lt;50;5000+[.D20];4900+[.D20])/10" office:value-type="float" office:value="499.7" calcext:value-type="float">
            <text:p>499.7</text:p>
          </table:table-cell>
          <table:table-cell table:formula="of:=IF([.E20]&lt;50;5000+[.E20];4900+[.E20])/10" office:value-type="float" office:value="499.3" calcext:value-type="float">
            <text:p>499.3</text:p>
          </table:table-cell>
          <table:table-cell table:formula="of:=IF([.F20]&lt;50;5000+[.F20];4900+[.F20])/10" office:value-type="float" office:value="500.5" calcext:value-type="float">
            <text:p>500.5</text:p>
          </table:table-cell>
          <table:table-cell table:formula="of:=IF([.G20]&lt;50;5000+[.G20];4900+[.G20])/10" office:value-type="float" office:value="498" calcext:value-type="float">
            <text:p>498</text:p>
          </table:table-cell>
          <table:table-cell table:formula="of:=IF([.H20]&lt;50;5000+[.H20];4900+[.H20])/10" office:value-type="float" office:value="500.3" calcext:value-type="float">
            <text:p>500.3</text:p>
          </table:table-cell>
          <table:table-cell table:formula="of:=IF([.I20]&lt;50;5000+[.I20];4900+[.I20])/10" office:value-type="float" office:value="499.2" calcext:value-type="float">
            <text:p>499.2</text:p>
          </table:table-cell>
        </table:table-row>
        <table:table-row table:style-name="ro1">
          <table:table-cell table:formula="of:=IF([.A21]&lt;50;5000+[.A21];4900+[.A21])/10" office:value-type="float" office:value="502.1" calcext:value-type="float">
            <text:p>502.1</text:p>
          </table:table-cell>
          <table:table-cell table:formula="of:=IF([.B21]&lt;50;5000+[.B21];4900+[.B21])/10" office:value-type="float" office:value="500.3" calcext:value-type="float">
            <text:p>500.3</text:p>
          </table:table-cell>
          <table:table-cell table:formula="of:=IF([.C21]&lt;50;5000+[.C21];4900+[.C21])/10" office:value-type="float" office:value="501.3" calcext:value-type="float">
            <text:p>501.3</text:p>
          </table:table-cell>
          <table:table-cell table:formula="of:=IF([.D21]&lt;50;5000+[.D21];4900+[.D21])/10" office:value-type="float" office:value="500.6" calcext:value-type="float">
            <text:p>500.6</text:p>
          </table:table-cell>
          <table:table-cell table:formula="of:=IF([.E21]&lt;50;5000+[.E21];4900+[.E21])/10" office:value-type="float" office:value="500.5" calcext:value-type="float">
            <text:p>500.5</text:p>
          </table:table-cell>
          <table:table-cell table:formula="of:=IF([.F21]&lt;50;5000+[.F21];4900+[.F21])/10" office:value-type="float" office:value="497.9" calcext:value-type="float">
            <text:p>497.9</text:p>
          </table:table-cell>
          <table:table-cell table:formula="of:=IF([.G21]&lt;50;5000+[.G21];4900+[.G21])/10" office:value-type="float" office:value="499.4" calcext:value-type="float">
            <text:p>499.4</text:p>
          </table:table-cell>
          <table:table-cell table:formula="of:=IF([.H21]&lt;50;5000+[.H21];4900+[.H21])/10" office:value-type="float" office:value="500.2" calcext:value-type="float">
            <text:p>500.2</text:p>
          </table:table-cell>
          <table:table-cell table:formula="of:=IF([.I21]&lt;50;5000+[.I21];4900+[.I21])/10" office:value-type="float" office:value="498.2" calcext:value-type="float">
            <text:p>498.2</text:p>
          </table:table-cell>
        </table:table-row>
        <table:table-row table:style-name="ro1">
          <table:table-cell table:formula="of:=IF([.A22]&lt;50;5000+[.A22];4900+[.A22])/10" office:value-type="float" office:value="501.4" calcext:value-type="float">
            <text:p>501.4</text:p>
          </table:table-cell>
          <table:table-cell table:formula="of:=IF([.B22]&lt;50;5000+[.B22];4900+[.B22])/10" office:value-type="float" office:value="500.1" calcext:value-type="float">
            <text:p>500.1</text:p>
          </table:table-cell>
          <table:table-cell table:formula="of:=IF([.C22]&lt;50;5000+[.C22];4900+[.C22])/10" office:value-type="float" office:value="499.1" calcext:value-type="float">
            <text:p>499.1</text:p>
          </table:table-cell>
          <table:table-cell table:formula="of:=IF([.D22]&lt;50;5000+[.D22];4900+[.D22])/10" office:value-type="float" office:value="499" calcext:value-type="float">
            <text:p>499</text:p>
          </table:table-cell>
          <table:table-cell table:formula="of:=IF([.E22]&lt;50;5000+[.E22];4900+[.E22])/10" office:value-type="float" office:value="501.1" calcext:value-type="float">
            <text:p>501.1</text:p>
          </table:table-cell>
          <table:table-cell table:formula="of:=IF([.F22]&lt;50;5000+[.F22];4900+[.F22])/10" office:value-type="float" office:value="500.9" calcext:value-type="float">
            <text:p>500.9</text:p>
          </table:table-cell>
          <table:table-cell table:formula="of:=IF([.G22]&lt;50;5000+[.G22];4900+[.G22])/10" office:value-type="float" office:value="498.9" calcext:value-type="float">
            <text:p>498.9</text:p>
          </table:table-cell>
          <table:table-cell table:formula="of:=IF([.H22]&lt;50;5000+[.H22];4900+[.H22])/10" office:value-type="float" office:value="498.8" calcext:value-type="float">
            <text:p>498.8</text:p>
          </table:table-cell>
          <table:table-cell table:formula="of:=IF([.I22]&lt;50;5000+[.I22];4900+[.I22])/10" office:value-type="float" office:value="499" calcext:value-type="float">
            <text:p>499</text:p>
          </table:table-cell>
        </table:table-row>
        <table:table-row table:style-name="ro1">
          <table:table-cell table:formula="of:=IF([.A23]&lt;50;5000+[.A23];4900+[.A23])/10" office:value-type="float" office:value="499" calcext:value-type="float">
            <text:p>499</text:p>
          </table:table-cell>
          <table:table-cell table:formula="of:=IF([.B23]&lt;50;5000+[.B23];4900+[.B23])/10" office:value-type="float" office:value="500.1" calcext:value-type="float">
            <text:p>500.1</text:p>
          </table:table-cell>
          <table:table-cell table:formula="of:=IF([.C23]&lt;50;5000+[.C23];4900+[.C23])/10" office:value-type="float" office:value="499.7" calcext:value-type="float">
            <text:p>499.7</text:p>
          </table:table-cell>
          <table:table-cell table:formula="of:=IF([.D23]&lt;50;5000+[.D23];4900+[.D23])/10" office:value-type="float" office:value="498.7" calcext:value-type="float">
            <text:p>498.7</text:p>
          </table:table-cell>
          <table:table-cell table:formula="of:=IF([.E23]&lt;50;5000+[.E23];4900+[.E23])/10" office:value-type="float" office:value="500" calcext:value-type="float">
            <text:p>500</text:p>
          </table:table-cell>
          <table:table-cell table:formula="of:=IF([.F23]&lt;50;5000+[.F23];4900+[.F23])/10" office:value-type="float" office:value="497.7" calcext:value-type="float">
            <text:p>497.7</text:p>
          </table:table-cell>
          <table:table-cell table:formula="of:=IF([.G23]&lt;50;5000+[.G23];4900+[.G23])/10" office:value-type="float" office:value="500.5" calcext:value-type="float">
            <text:p>500.5</text:p>
          </table:table-cell>
          <table:table-cell table:formula="of:=IF([.H23]&lt;50;5000+[.H23];4900+[.H23])/10" office:value-type="float" office:value="498.5" calcext:value-type="float">
            <text:p>498.5</text:p>
          </table:table-cell>
          <table:table-cell table:formula="of:=IF([.I23]&lt;50;5000+[.I23];4900+[.I23])/10" office:value-type="float" office:value="500.2" calcext:value-type="float">
            <text:p>500.2</text:p>
          </table:table-cell>
        </table:table-row>
        <table:table-row table:style-name="ro1">
          <table:table-cell table:formula="of:=IF([.A24]&lt;50;5000+[.A24];4900+[.A24])/10" office:value-type="float" office:value="500.8" calcext:value-type="float">
            <text:p>500.8</text:p>
          </table:table-cell>
          <table:table-cell table:formula="of:=IF([.B24]&lt;50;5000+[.B24];4900+[.B24])/10" office:value-type="float" office:value="500.1" calcext:value-type="float">
            <text:p>500.1</text:p>
          </table:table-cell>
          <table:table-cell table:formula="of:=IF([.C24]&lt;50;5000+[.C24];4900+[.C24])/10" office:value-type="float" office:value="499.4" calcext:value-type="float">
            <text:p>499.4</text:p>
          </table:table-cell>
          <table:table-cell table:formula="of:=IF([.D24]&lt;50;5000+[.D24];4900+[.D24])/10" office:value-type="float" office:value="500.3" calcext:value-type="float">
            <text:p>500.3</text:p>
          </table:table-cell>
          <table:table-cell table:formula="of:=IF([.E24]&lt;50;5000+[.E24];4900+[.E24])/10" office:value-type="float" office:value="499.3" calcext:value-type="float">
            <text:p>499.3</text:p>
          </table:table-cell>
          <table:table-cell table:formula="of:=IF([.F24]&lt;50;5000+[.F24];4900+[.F24])/10" office:value-type="float" office:value="498.6" calcext:value-type="float">
            <text:p>498.6</text:p>
          </table:table-cell>
          <table:table-cell table:formula="of:=IF([.G24]&lt;50;5000+[.G24];4900+[.G24])/10" office:value-type="float" office:value="499" calcext:value-type="float">
            <text:p>499</text:p>
          </table:table-cell>
          <table:table-cell table:formula="of:=IF([.H24]&lt;50;5000+[.H24];4900+[.H24])/10" office:value-type="float" office:value="498" calcext:value-type="float">
            <text:p>498</text:p>
          </table:table-cell>
          <table:table-cell table:formula="of:=IF([.I24]&lt;50;5000+[.I24];4900+[.I24])/10" office:value-type="float" office:value="498.6" calcext:value-type="float">
            <text:p>498.6</text:p>
          </table:table-cell>
        </table:table-row>
        <table:table-row table:style-name="ro1">
          <table:table-cell table:formula="of:=IF([.A25]&lt;50;5000+[.A25];4900+[.A25])/10" office:value-type="float" office:value="498" calcext:value-type="float">
            <text:p>498</text:p>
          </table:table-cell>
          <table:table-cell table:formula="of:=IF([.B25]&lt;50;5000+[.B25];4900+[.B25])/10" office:value-type="float" office:value="501.7" calcext:value-type="float">
            <text:p>501.7</text:p>
          </table:table-cell>
          <table:table-cell table:formula="of:=IF([.C25]&lt;50;5000+[.C25];4900+[.C25])/10" office:value-type="float" office:value="499.3" calcext:value-type="float">
            <text:p>499.3</text:p>
          </table:table-cell>
          <table:table-cell table:formula="of:=IF([.D25]&lt;50;5000+[.D25];4900+[.D25])/10" office:value-type="float" office:value="498.5" calcext:value-type="float">
            <text:p>498.5</text:p>
          </table:table-cell>
          <table:table-cell table:formula="of:=IF([.E25]&lt;50;5000+[.E25];4900+[.E25])/10" office:value-type="float" office:value="499.2" calcext:value-type="float">
            <text:p>499.2</text:p>
          </table:table-cell>
          <table:table-cell table:formula="of:=IF([.F25]&lt;50;5000+[.F25];4900+[.F25])/10" office:value-type="float" office:value="502.1" calcext:value-type="float">
            <text:p>502.1</text:p>
          </table:table-cell>
          <table:table-cell table:formula="of:=IF([.G25]&lt;50;5000+[.G25];4900+[.G25])/10" office:value-type="float" office:value="500.8" calcext:value-type="float">
            <text:p>500.8</text:p>
          </table:table-cell>
          <table:table-cell table:formula="of:=IF([.H25]&lt;50;5000+[.H25];4900+[.H25])/10" office:value-type="float" office:value="497.4" calcext:value-type="float">
            <text:p>497.4</text:p>
          </table:table-cell>
          <table:table-cell table:formula="of:=IF([.I25]&lt;50;5000+[.I25];4900+[.I25])/10" office:value-type="float" office:value="499.4" calcext:value-type="float">
            <text:p>499.4</text:p>
          </table:table-cell>
        </table:table-row>
        <table:table-row table:style-name="ro1">
          <table:table-cell table:formula="of:=IF([.A26]&lt;50;5000+[.A26];4900+[.A26])/10" office:value-type="float" office:value="498.6" calcext:value-type="float">
            <text:p>498.6</text:p>
          </table:table-cell>
          <table:table-cell table:formula="of:=IF([.B26]&lt;50;5000+[.B26];4900+[.B26])/10" office:value-type="float" office:value="501.3" calcext:value-type="float">
            <text:p>501.3</text:p>
          </table:table-cell>
          <table:table-cell table:formula="of:=IF([.C26]&lt;50;5000+[.C26];4900+[.C26])/10" office:value-type="float" office:value="499.6" calcext:value-type="float">
            <text:p>499.6</text:p>
          </table:table-cell>
          <table:table-cell table:formula="of:=IF([.D26]&lt;50;5000+[.D26];4900+[.D26])/10" office:value-type="float" office:value="497.6" calcext:value-type="float">
            <text:p>497.6</text:p>
          </table:table-cell>
          <table:table-cell table:formula="of:=IF([.E26]&lt;50;5000+[.E26];4900+[.E26])/10" office:value-type="float" office:value="499.7" calcext:value-type="float">
            <text:p>499.7</text:p>
          </table:table-cell>
          <table:table-cell table:formula="of:=IF([.F26]&lt;50;5000+[.F26];4900+[.F26])/10" office:value-type="float" office:value="498.4" calcext:value-type="float">
            <text:p>498.4</text:p>
          </table:table-cell>
          <table:table-cell table:formula="of:=IF([.G26]&lt;50;5000+[.G26];4900+[.G26])/10" office:value-type="float" office:value="498.8" calcext:value-type="float">
            <text:p>498.8</text:p>
          </table:table-cell>
          <table:table-cell table:formula="of:=IF([.H26]&lt;50;5000+[.H26];4900+[.H26])/10" office:value-type="float" office:value="497.8" calcext:value-type="float">
            <text:p>497.8</text:p>
          </table:table-cell>
          <table:table-cell table:formula="of:=IF([.I26]&lt;50;5000+[.I26];4900+[.I26])/10" office:value-type="float" office:value="499.7" calcext:value-type="float">
            <text:p>499.7</text:p>
          </table:table-cell>
        </table:table-row>
        <table:table-row table:style-name="ro1">
          <table:table-cell table:formula="of:=IF([.A27]&lt;50;5000+[.A27];4900+[.A27])/10" office:value-type="float" office:value="500.1" calcext:value-type="float">
            <text:p>500.1</text:p>
          </table:table-cell>
          <table:table-cell table:formula="of:=IF([.B27]&lt;50;5000+[.B27];4900+[.B27])/10" office:value-type="float" office:value="499.3" calcext:value-type="float">
            <text:p>499.3</text:p>
          </table:table-cell>
          <table:table-cell table:formula="of:=IF([.C27]&lt;50;5000+[.C27];4900+[.C27])/10" office:value-type="float" office:value="497.8" calcext:value-type="float">
            <text:p>497.8</text:p>
          </table:table-cell>
          <table:table-cell table:formula="of:=IF([.D27]&lt;50;5000+[.D27];4900+[.D27])/10" office:value-type="float" office:value="499.3" calcext:value-type="float">
            <text:p>499.3</text:p>
          </table:table-cell>
          <table:table-cell table:formula="of:=IF([.E27]&lt;50;5000+[.E27];4900+[.E27])/10" office:value-type="float" office:value="497.6" calcext:value-type="float">
            <text:p>497.6</text:p>
          </table:table-cell>
          <table:table-cell table:formula="of:=IF([.F27]&lt;50;5000+[.F27];4900+[.F27])/10" office:value-type="float" office:value="500.7" calcext:value-type="float">
            <text:p>500.7</text:p>
          </table:table-cell>
          <table:table-cell table:formula="of:=IF([.G27]&lt;50;5000+[.G27];4900+[.G27])/10" office:value-type="float" office:value="498.2" calcext:value-type="float">
            <text:p>498.2</text:p>
          </table:table-cell>
          <table:table-cell table:formula="of:=IF([.H27]&lt;50;5000+[.H27];4900+[.H27])/10" office:value-type="float" office:value="498.2" calcext:value-type="float">
            <text:p>498.2</text:p>
          </table:table-cell>
          <table:table-cell table:formula="of:=IF([.I27]&lt;50;5000+[.I27];4900+[.I27])/10" office:value-type="float" office:value="500.5" calcext:value-type="float">
            <text:p>500.5</text:p>
          </table:table-cell>
        </table:table-row>
        <table:table-row table:style-name="ro1">
          <table:table-cell table:formula="of:=IF([.A28]&lt;50;5000+[.A28];4900+[.A28])/10" office:value-type="float" office:value="502.1" calcext:value-type="float">
            <text:p>502.1</text:p>
          </table:table-cell>
          <table:table-cell table:formula="of:=IF([.B28]&lt;50;5000+[.B28];4900+[.B28])/10" office:value-type="float" office:value="499.4" calcext:value-type="float">
            <text:p>499.4</text:p>
          </table:table-cell>
          <table:table-cell table:formula="of:=IF([.C28]&lt;50;5000+[.C28];4900+[.C28])/10" office:value-type="float" office:value="500.8" calcext:value-type="float">
            <text:p>500.8</text:p>
          </table:table-cell>
          <table:table-cell table:formula="of:=IF([.D28]&lt;50;5000+[.D28];4900+[.D28])/10" office:value-type="float" office:value="499.4" calcext:value-type="float">
            <text:p>499.4</text:p>
          </table:table-cell>
          <table:table-cell table:formula="of:=IF([.E28]&lt;50;5000+[.E28];4900+[.E28])/10" office:value-type="float" office:value="500.5" calcext:value-type="float">
            <text:p>500.5</text:p>
          </table:table-cell>
          <table:table-cell table:formula="of:=IF([.F28]&lt;50;5000+[.F28];4900+[.F28])/10" office:value-type="float" office:value="497.4" calcext:value-type="float">
            <text:p>497.4</text:p>
          </table:table-cell>
          <table:table-cell table:formula="of:=IF([.G28]&lt;50;5000+[.G28];4900+[.G28])/10" office:value-type="float" office:value="500.5" calcext:value-type="float">
            <text:p>500.5</text:p>
          </table:table-cell>
          <table:table-cell table:formula="of:=IF([.H28]&lt;50;5000+[.H28];4900+[.H28])/10" office:value-type="float" office:value="497.6" calcext:value-type="float">
            <text:p>497.6</text:p>
          </table:table-cell>
          <table:table-cell table:formula="of:=IF([.I28]&lt;50;5000+[.I28];4900+[.I28])/10" office:value-type="float" office:value="499.1" calcext:value-type="float">
            <text:p>499.1</text:p>
          </table:table-cell>
        </table:table-row>
        <table:table-row table:style-name="ro1">
          <table:table-cell table:formula="of:=IF([.A29]&lt;50;5000+[.A29];4900+[.A29])/10" office:value-type="float" office:value="498.1" calcext:value-type="float">
            <text:p>498.1</text:p>
          </table:table-cell>
          <table:table-cell table:formula="of:=IF([.B29]&lt;50;5000+[.B29];4900+[.B29])/10" office:value-type="float" office:value="501" calcext:value-type="float">
            <text:p>501</text:p>
          </table:table-cell>
          <table:table-cell table:formula="of:=IF([.C29]&lt;50;5000+[.C29];4900+[.C29])/10" office:value-type="float" office:value="498.4" calcext:value-type="float">
            <text:p>498.4</text:p>
          </table:table-cell>
          <table:table-cell table:formula="of:=IF([.D29]&lt;50;5000+[.D29];4900+[.D29])/10" office:value-type="float" office:value="498.8" calcext:value-type="float">
            <text:p>498.8</text:p>
          </table:table-cell>
          <table:table-cell table:formula="of:=IF([.E29]&lt;50;5000+[.E29];4900+[.E29])/10" office:value-type="float" office:value="501" calcext:value-type="float">
            <text:p>501</text:p>
          </table:table-cell>
          <table:table-cell table:formula="of:=IF([.F29]&lt;50;5000+[.F29];4900+[.F29])/10" office:value-type="float" office:value="498.8" calcext:value-type="float">
            <text:p>498.8</text:p>
          </table:table-cell>
          <table:table-cell table:formula="of:=IF([.G29]&lt;50;5000+[.G29];4900+[.G29])/10" office:value-type="float" office:value="500.1" calcext:value-type="float">
            <text:p>500.1</text:p>
          </table:table-cell>
          <table:table-cell table:formula="of:=IF([.H29]&lt;50;5000+[.H29];4900+[.H29])/10" office:value-type="float" office:value="501.8" calcext:value-type="float">
            <text:p>501.8</text:p>
          </table:table-cell>
          <table:table-cell table:formula="of:=IF([.I29]&lt;50;5000+[.I29];4900+[.I29])/10" office:value-type="float" office:value="499.4" calcext:value-type="float">
            <text:p>499.4</text:p>
          </table:table-cell>
        </table:table-row>
        <table:table-row table:style-name="ro1">
          <table:table-cell table:formula="of:=IF([.A30]&lt;50;5000+[.A30];4900+[.A30])/10" office:value-type="float" office:value="499.2" calcext:value-type="float">
            <text:p>499.2</text:p>
          </table:table-cell>
          <table:table-cell table:formula="of:=IF([.B30]&lt;50;5000+[.B30];4900+[.B30])/10" office:value-type="float" office:value="499.4" calcext:value-type="float">
            <text:p>499.4</text:p>
          </table:table-cell>
          <table:table-cell table:formula="of:=IF([.C30]&lt;50;5000+[.C30];4900+[.C30])/10" office:value-type="float" office:value="498" calcext:value-type="float">
            <text:p>498</text:p>
          </table:table-cell>
          <table:table-cell table:formula="of:=IF([.D30]&lt;50;5000+[.D30];4900+[.D30])/10" office:value-type="float" office:value="499.5" calcext:value-type="float">
            <text:p>499.5</text:p>
          </table:table-cell>
          <table:table-cell table:formula="of:=IF([.E30]&lt;50;5000+[.E30];4900+[.E30])/10" office:value-type="float" office:value="498.3" calcext:value-type="float">
            <text:p>498.3</text:p>
          </table:table-cell>
          <table:table-cell table:formula="of:=IF([.F30]&lt;50;5000+[.F30];4900+[.F30])/10" office:value-type="float" office:value="499.8" calcext:value-type="float">
            <text:p>499.8</text:p>
          </table:table-cell>
          <table:table-cell table:formula="of:=IF([.G30]&lt;50;5000+[.G30];4900+[.G30])/10" office:value-type="float" office:value="498.9" calcext:value-type="float">
            <text:p>498.9</text:p>
          </table:table-cell>
          <table:table-cell table:formula="of:=IF([.H30]&lt;50;5000+[.H30];4900+[.H30])/10" office:value-type="float" office:value="501.4" calcext:value-type="float">
            <text:p>501.4</text:p>
          </table:table-cell>
          <table:table-cell table:formula="of:=IF([.I30]&lt;50;5000+[.I30];4900+[.I30])/10" office:value-type="float" office:value="500.6" calcext:value-type="float">
            <text:p>500.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Unifont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01T16:14:15.978664784</meta:creation-date>
    <dc:date>2023-09-03T23:52:25.151460434</dc:date>
    <meta:editing-duration>P2DT5H10M47S</meta:editing-duration>
    <meta:editing-cycles>4</meta:editing-cycles>
    <meta:generator>LibreOffice/7.4.7.2$Linux_X86_64 LibreOffice_project/40$Build-2</meta:generator>
    <meta:document-statistic meta:table-count="1" meta:cell-count="540" meta:object-count="0"/>
  </office:meta>
</office:document-meta>
</file>